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d7c" officeooo:paragraph-rsid="00140d7c"/>
    </style:style>
    <style:style style:name="P2" style:family="paragraph" style:parent-style-name="Standard">
      <style:text-properties officeooo:rsid="00151f16" officeooo:paragraph-rsid="00151f16"/>
    </style:style>
    <style:style style:name="P3" style:family="paragraph" style:parent-style-name="Standard">
      <style:text-properties officeooo:rsid="00161fca" officeooo:paragraph-rsid="00161fca"/>
    </style:style>
    <style:style style:name="P4" style:family="paragraph" style:parent-style-name="Standard">
      <style:text-properties officeooo:rsid="00179e1a" officeooo:paragraph-rsid="00179e1a"/>
    </style:style>
    <style:style style:name="T1" style:family="text">
      <style:text-properties officeooo:rsid="0014f8ab"/>
    </style:style>
    <style:style style:name="T2" style:family="text">
      <style:text-properties officeooo:rsid="00161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<text:span text:style-name="T1">g</text:span>itkeep</text:p>
      <text:p text:style-name="P1"/>
      <text:p text:style-name="P1">to push the empty folder to the origin</text:p>
      <text:p text:style-name="P1"/>
      <text:p text:style-name="P2">Markdown language</text:p>
      <text:p text:style-name="P2"/>
      <text:p text:style-name="P2">.<text:span text:style-name="T2">gtignored</text:span></text:p>
      <text:p text:style-name="P2"/>
      <text:p text:style-name="P3">folders,files which we dont want <text:s/>to push to origin</text:p>
      <text:p text:style-name="P3"/>
      <text:p text:style-name="P4">git remote -v</text:p>
      <text:p text:style-name="P4"/>
      <text:p text:style-name="P4">to check whether our correct origin repository is connected or n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51:41.799960074</meta:creation-date>
    <dc:date>2018-12-07T09:56:02.594333044</dc:date>
    <meta:editing-duration>PT4M20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7" meta:word-count="35" meta:character-count="203" meta:non-whitespace-character-count="174"/>
  </office:meta>
</office:document-meta>
</file>